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Text_20_body">
      <style:paragraph-properties fo:text-align="justify" style:justify-single-word="false"/>
      <style:text-properties fo:color="#000000"/>
    </style:style>
    <style:style style:name="P7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/>
    </style:style>
    <style:style style:name="P8" style:family="paragraph" style:parent-style-name="Text_20_body">
      <style:paragraph-properties fo:margin-top="0in" fo:margin-bottom="0in" fo:text-align="justify" style:justify-single-word="false"/>
      <style:text-properties fo:color="#000000"/>
    </style:style>
    <style:style style:name="P9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0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fo:color="#000000"/>
    </style:style>
  </office:automatic-styles>
  <office:body>
    <office:text>
      <text:tracked-changes text:track-changes="false">
        <text:changed-region xml:id="ct1336254864" text:id="ct1336254864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xml:id="ct1336255008" text:id="ct1336255008">
          <text:insertion>
            <office:change-info>
              <dc:creator>Auteur inconnu</dc:creator>
              <dc:date>2011-04-19T14:54:00</dc:date>
            </office:change-info>
          </text:insertion>
        </text:changed-region>
        <text:changed-region xml:id="ct1336255104" text:id="ct1336255104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xml:id="ct1336254576" text:id="ct1336254576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36255328" text:id="ct1336255328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xml:id="ct1336241712" text:id="ct133624171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36255424" text:id="ct1336255424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xml:id="ct1336255520" text:id="ct1336255520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36255648" text:id="ct1336255648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xml:id="ct1336255744" text:id="ct1336255744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xml:id="ct1336245088" text:id="ct1336245088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xml:id="ct1336255920" text:id="ct1336255920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xml:id="ct1336256128" text:id="ct1336256128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xml:id="ct1336257088" text:id="ct1336257088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336254864"/><text:change-start text:change-id="ct1336255008"/>5<text:change-end text:change-id="ct1336255008"/>8:<text:change text:change-id="ct1336255104"/><text:change-start text:change-id="ct1336254576"/> function<text:change-end text:change-id="ct1336254576"/> damp</text:h>
      <text:p text:style-name="P7"/>
      <text:p text:style-name="P2"/>
      <text:p text:style-name="P2">Title:<text:change text:change-id="ct1336255328"/><text:change-start text:change-id="ct1336241712"/> <text:change-end text:change-id="ct1336241712"/>function damp</text:p>
      <text:p text:style-name="P2">Version:1.0</text:p>
      <text:p text:style-name="P2">Author:<text:change text:change-id="ct1336255424"/><text:change-start text:change-id="ct1336255520"/> Serge Steer, INRIA<text:change-end text:change-id="ct1336255520"/></text:p>
      <text:p text:style-name="P2">Review:</text:p>
      <text:p text:style-name="P2">Commented:</text:p>
      <text:p text:style-name="P2">State:DRAFT</text:p>
      <text:p text:style-name="P2">Scilab-Version:Scilab 5.4.x</text:p>
      <text:p text:style-name="P2">Vote:No</text:p>
      <text:p text:style-name="P2">Created:<text:change text:change-id="ct1336255648"/>May 5th, 201<text:change text:change-id="ct1336255744"/><text:change-start text:change-id="ct1336245088"/>1<text:change-end text:change-id="ct1336245088"/></text:p>
      <text:p text:style-name="P7"/>
      <text:p text:style-name="P2"/>
      <text:h text:style-name="P10" text:outline-level="3">Abstract</text:h>
      <text:p text:style-name="P2"><text:change text:change-id="ct1336255920"/><text:change text:change-id="ct1336256128"/>This SEP <text:s/>proposes to define a new function for computing natural frequencies and damping factors <text:s/>for dynamical systems in the CACSD module, in the spirit of the Matlab one.</text:p>
      <text:h text:style-name="P10" text:outline-level="3">Rationale</text:h>
      <text:h text:style-name="P3" text:outline-level="3"><text:change text:change-id="ct1336257088"/>Damping factors and natural frequencies are basic tools for analysis and specification of linear dynamical systems. The computation is <text:s/>based on the poles of the system. For that reason the function also accepts set of roots or event set of polynomials as input.</text:h>
      <text:h text:style-name="P3" text:outline-level="3">If a damping factor is near 1, the system has a high gain if the input is a signal with frequency near the natural frequency.</text:h>
      <text:h text:style-name="P3" text:outline-level="3"><text:s/></text:h>
      <text:h text:style-name="P10" text:outline-level="3">Example Usage</text:h>
      <text:p text:style-name="P8"><text:s text:c="4"/>s=%s;</text:p>
      <text:p text:style-name="P8"><text:s text:c="4"/>num=22801+4406.18*s+382.37*s^2+21.02*s^3+s^4;</text:p>
      <text:p text:style-name="P8"><text:s text:c="4"/>den=22952.25+4117.77*s+490.63*s^2+33.06*s^3+s^4</text:p>
      <text:p text:style-name="P8"><text:s text:c="4"/>h=syslin('c',num/den);</text:p>
      <text:p text:style-name="P8"><text:s text:c="4"/>[wn,z] = damp(h)</text:p>
      <text:p text:style-name="P8"><text:s/></text:p>
      <text:p text:style-name="P8">Reveals that the given tranfer function has two different natural frequencies located at 10.1 rd/s and 15 rd/s associated with damping factor of 0.3 and 0.9 </text:p>
      <text:h text:style-name="P10" text:outline-level="3">Changelog</text:h>
      <text:p text:style-name="P4"><text:tab/><text:span text:style-name="T1">1.0 – Initial Version </text:span></text:p>
      <text:h text:style-name="P10" text:outline-level="3">Copyright</text:h>
      <text:p text:style-name="Standard"><text:span text:style-name="T2"><text:tab/>This document has been placed under the license CeCILL-B.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0835in" fo:margin-bottom="0.0835in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="100%" fo:margin-left="0.3937in" fo:margin-right="0in" fo:text-indent="0in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>Pierre MARECHAL</meta:initial-creator>
    <meta:editing-cycles>5</meta:editing-cycles>
    <dc:date>2013-09-03T10:43:17</dc:date>
    <meta:creation-date>2008-07-09T13:39:08</meta:creation-date>
    <meta:editing-duration>PT3H4M32S</meta:editing-duration>
    <meta:document-statistic meta:table-count="0" meta:image-count="0" meta:object-count="0" meta:page-count="1" meta:paragraph-count="42" meta:word-count="315" meta:character-count="2082"/>
    <dc:creator>Eric Gallager</dc:creator>
  </office:meta>
</office:document-meta>
</file>